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Rectangle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Rectangle</text:h>
                    <text:list>
                        <text:list-item>
                            <text:h text:style-name="Heading_20_2" text:outline-level="2">Description</text:h>
                        </text:list-item>
                    </text:list>
                </text:list-item>
            </text:list>

            <text:p text:style-name="Standard"><text:span>This Widget renders a solid rectangle using the background color from the </text:span><text:span text:style-name="backtick">Default</text:span><text:span> style. It can also be used to render horizontal (if height is 1 pixel)) and vertical lines (if width is 1 pixel).</text:span></text:p><text:p text:style-name="Standard"/>

            
                <text:list xml:id="list_Rectangle (Dashboard)2" text:continue-numbering="true" text:continue-list="list_Rectangle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Rectangle (Dashboard)4"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Rectangle (Dashboard)5" text:continue-numbering="true" text:continue-list="list_Rectangle (Dashboard)4"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p text:style-name="Standard"/>,
                                            <text:list xml:id="list_Rectangle (Dashboard)6" text:continue-numbering="true" text:continue-list="list_Rectangle (Dashboard)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Rectangle (Dashboard)7" text:continue-numbering="true" text:continue-list="list_Rectangle (Dashboard)6"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Rectangle (Dashboard)8" text:continue-numbering="true" text:continue-list="list_Rectangle (Dashboard)7"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Rectangle (Dashboard)9" text:continue-numbering="true" text:continue-list="list_Rectangle (Dashboard)8"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Rectangle (Dashboard)10" text:continue-numbering="true" text:continue-list="list_Rectangle (Dashboard)9"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Rectangle (Dashboard)11" text:continue-numbering="true" text:continue-list="list_Rectangle (Dashboard)10"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Rectangle (Dashboard)12" text:continue-numbering="true" text:continue-list="list_Rectangle (Dashboard)11"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Rectangle (Dashboard)13" text:continue-numbering="true" text:continue-list="list_Rectangle (Dashboard)12"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the background of the Widge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Rectangle (Dashboard)14" text:continue-numbering="true" text:continue-list="list_Rectangle (Dashboard)13"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Rectangle (Dashboard)15" text:style-name="List_20_1">
                    <text:list-item>
                            <text:p text:style-name="List_20_1_20_Start">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Rectangle (Dashboard)16" text:continue-numbering="true" text:continue-list="list_Rectangle (Dashboard)14"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Rectangle (Dashboard)17" text:continue-numbering="true" text:continue-list="list_Rectangle (Dashboard)16"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Rectangle (Dashboard)18" text:continue-numbering="true" text:continue-list="list_Rectangle (Dashboard)17"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Rectangle (Dashboard)3" text:continue-numbering="true" text:continue-list="list_Rectangle (Dashboard)2" text:style-name="Outline">
                        <text:list-item>
                            <text:list>
                                <text:list-item>
                                    <text:h text:style-name="Heading_20_2" text:outline-level="2">Examples</text:h>
                                </text:list-item>
                            </text:list>
                        </text:list-item>
                    </text:list>
                    <text:p text:style-name="Standard"/>
                    <text:list xml:id="list_Rectangle (Dashboard)19" text:style-name="List_20_1">
                    <text:list-item>
                            <text:p text:style-name="List_20_1_20_Start">
                            <text:span><text:span text:style-name="T1">Dashboard Widgets 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